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d16e" officeooo:paragraph-rsid="0012d16e"/>
    </style:style>
    <style:style style:name="P2" style:family="paragraph" style:parent-style-name="Standard">
      <style:paragraph-properties fo:text-align="center" style:justify-single-word="false"/>
      <style:text-properties officeooo:rsid="0012d16e" officeooo:paragraph-rsid="0012d16e"/>
    </style:style>
    <style:style style:name="P3" style:family="paragraph" style:parent-style-name="Standard">
      <style:paragraph-properties fo:text-align="start" style:justify-single-word="false"/>
      <style:text-properties officeooo:rsid="0012d16e" officeooo:paragraph-rsid="0012d16e"/>
    </style:style>
    <style:style style:name="P4" style:family="paragraph" style:parent-style-name="Standard">
      <style:paragraph-properties fo:text-align="start" style:justify-single-word="false"/>
      <style:text-properties officeooo:rsid="0012d16e" officeooo:paragraph-rsid="001666d2"/>
    </style:style>
    <style:style style:name="P5" style:family="paragraph" style:parent-style-name="Standard">
      <style:paragraph-properties fo:text-align="center" style:justify-single-word="false"/>
      <style:text-properties officeooo:rsid="00148e6e" officeooo:paragraph-rsid="00148e6e"/>
    </style:style>
    <style:style style:name="T1" style:family="text">
      <style:text-properties officeooo:rsid="00148e6e"/>
    </style:style>
    <style:style style:name="T2" style:family="text">
      <style:text-properties officeooo:rsid="001666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de Skilz</text:p>
      <text:p text:style-name="P5">Cheap’n Pertty</text:p>
      <text:p text:style-name="P3"><text:tab/>I will use this to pay my way through SMAT and launch me into the business world. Hopefully I will be able to use my grandfathers pole barn, work my way up from there. A partner will be need as my school is quite a distance from that location. Every Friday <text:s/>I will drive to my grand parents and stay through Sunday. <text:span text:style-name="T1">Sunday go back to Ionia. </text:span></text:p>
      <text:p text:style-name="P3"><text:tab/><text:span text:style-name="T1">I will start with the terrarium, and go from there. Later on I will start the website and give out contracts for people to make me stuff from their garages.</text:span></text:p>
      <text:p text:style-name="P4"><text:tab/><text:span text:style-name="T2">Need to find the market and sell there so I will start by going to pet shops. Collect orders, work on those. The jigs will have to be created first, possible even before getting the orders. Before all that I need the necessary permissions from the gov. </text:span></text:p>
      <text:p text:style-name="P4"><text:span text:style-name="T2"><text:tab/>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d16e" officeooo:paragraph-rsid="0012d16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U.J.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09:47:35.074632380</meta:creation-date>
    <dc:date>2020-08-13T10:39:24.308526019</dc:date>
    <meta:editing-duration>PT32S</meta:editing-duration>
    <meta:editing-cycles>1</meta:editing-cycles>
    <meta:document-statistic meta:table-count="0" meta:image-count="0" meta:object-count="0" meta:page-count="1" meta:paragraph-count="7" meta:word-count="149" meta:character-count="785" meta:non-whitespace-character-count="633"/>
    <meta:generator>LibreOffice/6.4.4.2$Linux_X86_64 LibreOffice_project/40$Build-2</meta:generator>
  </office:meta>
</office:document-meta>
</file>